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8.306cm"/>
    </style:style>
    <style:style style:family="table-column" style:name="co2">
      <style:table-column-properties fo:break-before="auto" style:column-width="0.587cm"/>
    </style:style>
    <style:style style:family="table-column" style:name="co3">
      <style:table-column-properties fo:break-before="auto" style:column-width="3.831cm"/>
    </style:style>
    <style:style style:family="table-column" style:name="co4">
      <style:table-column-properties fo:break-before="auto" style:column-width="0.644cm"/>
    </style:style>
    <style:style style:family="table-column" style:name="co5">
      <style:table-column-properties fo:break-before="auto" style:column-width="1.79cm"/>
    </style:style>
    <style:style style:family="table-column" style:name="co6">
      <style:table-column-properties fo:break-before="auto" style:column-width="2.574cm"/>
    </style:style>
    <style:style style:family="table-column" style:name="co7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1.561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Recapitulatie_20_Reg.">
      <style:table-properties style:writing-mode="lr-tb" table:display="true"/>
    </style: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</style:style>
    <style:style style:data-style-name="N10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</style:style>
    <style:style style:family="table-cell" style:parent-style-name="TL RowHeader" style:name="ce5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fo:padding="0.071cm"/>
    </style:style>
    <style:style style:family="table-cell" style:parent-style-name="Default" style:name="ce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1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2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13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14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data-style-name="N100"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1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3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Recapitulatie Reg.">
        <office:forms form:apply-design-mode="false" form:automatic-focus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23" table:number-columns-repeated="4"/>
        <table:table-column table:style-name="co6" table:default-cell-style-name="ce23"/>
        <table:table-column table:style-name="co7" table:default-cell-style-name="Default" table:number-columns-repeated="1015"/>
        <table:table-row table:style-name="ro1">
          <table:table-cell ns41:value-type="string" table:number-rows-spanned="1" table:style-name="ce1" table:number-columns-spanned="3" office:value-type="string">
            <text:p>Recapitulatie [alphabetisch register]</text:p>
          </table:table-cell>
          <table:covered-table-cell table:style-name="ce9" table:number-columns-repeated="2"/>
          <table:table-cell table:style-name="ce15"/>
          <table:table-cell table:style-name="ce17" table:number-columns-repeated="4"/>
          <table:table-cell table:style-name="ce27"/>
          <table:table-cell table:number-columns-repeated="1015"/>
        </table:table-row>
        <table:table-row table:style-name="ro2">
          <table:table-cell table:style-name="ce2" table:number-columns-repeated="4"/>
          <table:table-cell table:style-name="ce18" table:number-columns-repeated="5"/>
          <table:table-cell table:number-columns-repeated="1015"/>
        </table:table-row>
        <table:table-row table:style-name="ro3">
          <table:table-cell ns41:value-type="string" table:style-name="ce3" office:value-type="string">
            <text:p>[Letter]</text:p>
          </table:table-cell>
          <table:table-cell table:style-name="ce10"/>
          <table:table-cell ns41:value-type="string" table:style-name="ce11" office:value-type="string">
            <text:p>Zielen</text:p>
          </table:table-cell>
          <table:table-cell table:style-name="ce16"/>
          <table:table-cell ns41:value-type="string" table:style-name="ce19" office:value-type="string">
            <text:p><text:s/>RolNr</text:p>
          </table:table-cell>
          <table:table-cell ns41:value-type="string" table:style-name="ce24" office:value-type="string">
            <text:p><text:s/>BeeldNr</text:p>
          </table:table-cell>
          <table:table-cell ns41:value-type="string" table:style-name="ce24" office:value-type="string">
            <text:p><text:s/>Publ-BladNr</text:p>
          </table:table-cell>
          <table:table-cell ns41:value-type="string" table:style-name="ce24" office:value-type="string">
            <text:p><text:s/>Blad-TabelNr</text:p>
          </table:table-cell>
          <table:table-cell ns41:value-type="string" table:style-name="ce28" office:value-type="string">
            <text:p><text:s/>Tabel-RegelNr</text:p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20" table:number-columns-repeated="5"/>
          <table:table-cell table:number-columns-repeated="1015"/>
        </table:table-row>
        <table:table-row table:style-name="ro4">
          <table:table-cell ns41:value-type="string" table:style-name="ce5" office:value-type="string">
            <office:annotation draw:style-name="gr1" svg:height="1.587cm" draw:caption-point-y="-1.287cm" svg:width="5.003cm" svg:x="7.974cm" draw:caption-point-x="0.322cm" svg:y="4.286cm" draw:text-style-name="P1">
              <dc:creator>CDM</dc:creator>
              <dc:date>2014-12-12T00:00:00</dc:date>
              <text:p text:style-name="P1"><text:span text:style-name="T1">In de gedrukte bron staat: A heeft. "heeft" wordt bij de overige letters niet meer herhaald. Daarom is "heeft" hier ook weggelaten.</text:span></text:p>
            </office:annotation>
            <text:p>A </text:p>
          </table:table-cell>
          <table:table-cell table:style-name="Default"/>
          <table:table-cell ns41:value-type="float" table:style-name="ce12" office:value="310614" office:value-type="float">
            <text:p>310614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 </text:p>
          </table:table-cell>
          <table:table-cell table:style-name="Default"/>
          <table:table-cell ns41:value-type="float" table:style-name="ce13" office:value="136304" office:value-type="float">
            <text:p>136304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C </text:p>
          </table:table-cell>
          <table:table-cell table:style-name="Default"/>
          <table:table-cell ns41:value-type="float" table:style-name="ce13" office:value="30635" office:value-type="float">
            <text:p>30635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 </text:p>
          </table:table-cell>
          <table:table-cell table:style-name="Default"/>
          <table:table-cell ns41:value-type="float" table:style-name="ce13" office:value="102738" office:value-type="float">
            <text:p>102738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 </text:p>
          </table:table-cell>
          <table:table-cell table:style-name="Default"/>
          <table:table-cell ns41:value-type="float" table:style-name="ce13" office:value="55219" office:value-type="float">
            <text:p>55219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F </text:p>
          </table:table-cell>
          <table:table-cell table:style-name="Default"/>
          <table:table-cell ns41:value-type="float" table:style-name="ce13" office:value="15478" office:value-type="float">
            <text:p>15478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 </text:p>
          </table:table-cell>
          <table:table-cell table:style-name="Default"/>
          <table:table-cell ns41:value-type="float" table:style-name="ce13" office:value="99641" office:value-type="float">
            <office:annotation draw:style-name="gr1" svg:height="1.587cm" draw:caption-point-y="-1.287cm" svg:width="3.833cm" svg:x="12.586cm" draw:caption-point-x="0.128cm" svg:y="6.985cm" draw:text-style-name="P1">
              <dc:creator>CDM</dc:creator>
              <dc:date>2014-12-12T00:00:00</dc:date>
              <text:p text:style-name="P1"><text:span text:style-name="T1">Zie noot bij G totaal. Deze opgave komt overeen met de daar aangebrachte wijziging van G totaal.</text:span></text:p>
            </office:annotation>
            <text:p>99641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 </text:p>
          </table:table-cell>
          <table:table-cell table:style-name="Default"/>
          <table:table-cell ns41:value-type="float" table:style-name="ce13" office:value="195879" office:value-type="float">
            <office:annotation draw:style-name="gr1" svg:height="1.957cm" draw:caption-point-y="-1.287cm" svg:width="4.729cm" svg:x="12.586cm" draw:caption-point-x="0.128cm" svg:y="7.435cm" draw:text-style-name="P1">
              <dc:creator>CDM</dc:creator>
              <dc:date>2014-12-12T00:00:00</dc:date>
              <text:p text:style-name="P1"><text:span text:style-name="T1">De gedrukte bron geeft bij H een totaal (195938). De later aangebrachte correcties brengen het totaal op 195879. Hier is het gecorrigeerde totaal vermeld.</text:span></text:p>
            </office:annotation>
            <text:p>195879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I </text:p>
          </table:table-cell>
          <table:table-cell table:style-name="Default"/>
          <table:table-cell ns41:value-type="float" table:style-name="ce13" office:value="1679" office:value-type="float">
            <text:p>1679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J </text:p>
          </table:table-cell>
          <table:table-cell table:style-name="Default"/>
          <table:table-cell ns41:value-type="float" table:style-name="ce13" office:value="2727" office:value-type="float">
            <text:p>2727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 </text:p>
          </table:table-cell>
          <table:table-cell table:style-name="Default"/>
          <table:table-cell ns41:value-type="float" table:style-name="ce13" office:value="27122" office:value-type="float">
            <text:p>27122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 </text:p>
          </table:table-cell>
          <table:table-cell table:style-name="Default"/>
          <table:table-cell ns41:value-type="float" table:style-name="ce13" office:value="103960" office:value-type="float">
            <office:annotation draw:style-name="gr1" svg:height="2.699cm" draw:caption-point-y="-1.287cm" svg:width="4.757cm" svg:x="12.586cm" draw:caption-point-x="0.128cm" svg:y="9.234cm" draw:text-style-name="P1">
              <dc:creator>CDM</dc:creator>
              <dc:date>2014-12-12T00:00:00</dc:date>
              <text:p text:style-name="P1"><text:span text:style-name="T1">De gedrukte bron vermeldt bij L een totaal van (106479). De later aangebrachte correcties brengen het totaal op 103960. Hier is het gecorrigeerde totaal vermeld. Oorzaak van dit verschil is de dubbeltelling van Lemsterland.</text:span></text:p>
            </office:annotation>
            <text:p>103960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M </text:p>
          </table:table-cell>
          <table:table-cell table:style-name="Default"/>
          <table:table-cell ns41:value-type="float" table:style-name="ce13" office:value="82395" office:value-type="float">
            <text:p>82395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N </text:p>
          </table:table-cell>
          <table:table-cell table:style-name="Default"/>
          <table:table-cell ns41:value-type="float" table:style-name="ce13" office:value="64650" office:value-type="float">
            <text:p>64650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 </text:p>
          </table:table-cell>
          <table:table-cell table:style-name="Default"/>
          <table:table-cell ns41:value-type="float" table:style-name="ce13" office:value="93085" office:value-type="float">
            <text:p>93085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P </text:p>
          </table:table-cell>
          <table:table-cell table:style-name="Default"/>
          <table:table-cell ns41:value-type="float" table:style-name="ce13" office:value="16642" office:value-type="float">
            <text:p>16642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Q </text:p>
          </table:table-cell>
          <table:table-cell table:style-name="Default"/>
          <table:table-cell ns41:value-type="float" table:style-name="ce13" office:value="560" office:value-type="float">
            <text:p>560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 </text:p>
          </table:table-cell>
          <table:table-cell table:style-name="Default"/>
          <table:table-cell ns41:value-type="float" table:style-name="ce13" office:value="98833" office:value-type="float">
            <text:p>98833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 </text:p>
          </table:table-cell>
          <table:table-cell table:style-name="Default"/>
          <table:table-cell ns41:value-type="float" table:style-name="ce13" office:value="92798" office:value-type="float">
            <text:p>92798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T </text:p>
          </table:table-cell>
          <table:table-cell table:style-name="Default"/>
          <table:table-cell ns41:value-type="float" table:style-name="ce13" office:value="37950" office:value-type="float">
            <text:p>37950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U </text:p>
          </table:table-cell>
          <table:table-cell table:style-name="Default"/>
          <table:table-cell ns41:value-type="float" table:style-name="ce13" office:value="42735" office:value-type="float">
            <text:p>42735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V </text:p>
          </table:table-cell>
          <table:table-cell table:style-name="Default"/>
          <table:table-cell ns41:value-type="float" table:style-name="ce13" office:value="62994" office:value-type="float">
            <text:p>62994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 </text:p>
          </table:table-cell>
          <table:table-cell table:style-name="Default"/>
          <table:table-cell ns41:value-type="float" table:style-name="ce13" office:value="124051" office:value-type="float">
            <text:p>124051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Y </text:p>
          </table:table-cell>
          <table:table-cell table:style-name="Default"/>
          <table:table-cell ns41:value-type="float" table:style-name="ce13" office:value="11450" office:value-type="float">
            <text:p>11450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 </text:p>
          </table:table-cell>
          <table:table-cell table:style-name="Default"/>
          <table:table-cell ns41:value-type="float" table:style-name="ce13" office:value="70475" office:value-type="float">
            <text:p>70475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[Totaal]</text:p>
          </table:table-cell>
          <table:table-cell table:style-name="Default"/>
          <table:table-cell ns41:value-type="float" table:style-name="ce13" office:value="1883192" office:value-type="float">
            <office:annotation draw:style-name="gr1" svg:height="1.219cm" draw:caption-point-y="-1.286cm" svg:width="4.505cm" svg:x="12.586cm" draw:caption-point-x="0.128cm" svg:y="15.53cm" draw:text-style-name="P1">
              <dc:creator>CDM</dc:creator>
              <dc:date>2014-12-12T00:00:00</dc:date>
              <text:p text:style-name="P1"><text:span text:style-name="T1">Het totaal volgens de hierboven aangebrachte correcties zou 1880614 worden.</text:span></text:p>
            </office:annotation>
            <text:p>1883192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f volgens het Voorbericht Bladz. III en Errata</text:p>
          </table:table-cell>
          <table:table-cell table:style-name="Default"/>
          <table:table-cell ns41:value-type="float" table:style-name="ce13" office:value="2729" office:value-type="float">
            <text:p>2729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27</text:p>
          </table:table-cell>
          <table:table-cell table:number-columns-repeated="1015"/>
        </table:table-row>
        <table:table-row table:style-name="ro2">
          <table:table-cell ns41:value-type="string" table:style-name="ce7" office:value-type="string">
            <text:p>[Totaal]</text:p>
          </table:table-cell>
          <table:table-cell table:style-name="Default"/>
          <table:table-cell ns41:value-type="float" table:style-name="ce14" office:value="1880463" office:value-type="float">
            <text:p>1880463</text:p>
          </table:table-cell>
          <table:table-cell table:style-name="ce2"/>
          <table:table-cell ns41:value-type="string" table:style-name="ce22" office:value-type="string">
            <text:p>39</text:p>
          </table:table-cell>
          <table:table-cell ns41:value-type="string" table:style-name="ce26" office:value-type="string">
            <text:p>0180</text:p>
          </table:table-cell>
          <table:table-cell ns41:value-type="string" table:style-name="ce26" office:value-type="string">
            <text:p>0131</text:p>
          </table:table-cell>
          <table:table-cell ns41:value-type="string" table:style-name="ce26" office:value-type="string">
            <text:p>01</text:p>
          </table:table-cell>
          <table:table-cell ns41:value-type="string" table:style-name="ce30" office:value-type="string">
            <text:p>028</text:p>
          </table:table-cell>
          <table:table-cell table:number-columns-repeated="1015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Yes</number:text>
    </number:number-style>
    <number:number-style style:volatile="true" style:name="N140P1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volatile="true" style:name="N141P0">
      <number:text>True</number:text>
    </number:number-style>
    <number:number-style style:volatile="true" style:name="N141P1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volatile="true" style:name="N142P0">
      <number:text>On</number:text>
    </number:number-style>
    <number:number-style style:volatile="true" style:name="N142P1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volatile="true" style:name="N143P0">
      <number:currency-symbol number:country="GB" number:language="en">€</number:currency-symbol>
      <number:text/>
      <number:number number:grouping="true" number:decimal-places="2" number:min-integer-digits="1"/>
      <number:text/>
    </number:currency-style>
    <number:currency-style style:name="N143">
      <style:text-properties fo:color="#ff0000"/>
      <number:text>(</number:text>
      <number:currency-symbol number:country="GB" number:language="en">€</number:currency-symbol>
      <number:text/>
      <number:number number:grouping="true" number:decimal-places="2" number:min-integer-digits="1"/>
      <number:text>)</number:text>
      <style:map style:condition="value()&gt;=0" style:apply-style-name="N143P0"/>
    </number:currency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capitulatie_20_Reg." style:page-layout-name="Mpm3" style:display-name="PageStyle_Recapitulatie Reg.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6:39:49</meta:creation-date>
    <dc:creator>Yamit</dc:creator>
    <dc:date>2004-12-20T16:44:43</dc:date>
    <meta:document-statistic meta:object-count="0" meta:cell-count="204" meta:table-count="1"/>
    <meta:generator>ODFPY/1.3.0dev</meta:generator>
  </office:meta>
</office:document-meta>
</file>